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7408"/>
    </style:style>
    <style:style style:name="P2" style:family="paragraph" style:parent-style-name="Standard">
      <style:text-properties fo:font-weight="bold" officeooo:paragraph-rsid="00197408" style:font-weight-asian="bold" style:font-weight-complex="bold"/>
    </style:style>
    <style:style style:name="P3" style:family="paragraph" style:parent-style-name="Standard">
      <style:text-properties fo:font-weight="bold" officeooo:rsid="00197408" officeooo:paragraph-rsid="00197408" style:font-weight-asian="bold" style:font-weight-complex="bold"/>
    </style:style>
    <style:style style:name="P4" style:family="paragraph" style:parent-style-name="Standard">
      <style:text-properties fo:font-weight="bold" officeooo:rsid="0019e161" officeooo:paragraph-rsid="0019e161" style:font-weight-asian="bold" style:font-weight-complex="bold"/>
    </style:style>
    <style:style style:name="P5" style:family="paragraph" style:parent-style-name="Standard">
      <style:text-properties fo:font-weight="bold" officeooo:rsid="001a67b8" officeooo:paragraph-rsid="001a67b8" style:font-weight-asian="bold" style:font-weight-complex="bold"/>
    </style:style>
    <style:style style:name="P6" style:family="paragraph" style:parent-style-name="Standard">
      <style:text-properties fo:font-weight="bold" officeooo:rsid="001b9c23" officeooo:paragraph-rsid="001b9c23" style:font-weight-asian="bold" style:font-weight-complex="bold"/>
    </style:style>
    <style:style style:name="P7" style:family="paragraph" style:parent-style-name="Standard">
      <style:text-properties fo:font-weight="bold" officeooo:rsid="001baefe" officeooo:paragraph-rsid="001baefe" style:font-weight-asian="bold" style:font-weight-complex="bold"/>
    </style:style>
    <style:style style:name="P8" style:family="paragraph" style:parent-style-name="Standard">
      <style:text-properties fo:font-weight="normal" officeooo:rsid="00197408" officeooo:paragraph-rsid="00197408" style:font-weight-asian="normal" style:font-weight-complex="normal"/>
    </style:style>
    <style:style style:name="P9" style:family="paragraph" style:parent-style-name="Standard">
      <style:text-properties fo:font-weight="normal" officeooo:rsid="0019e161" officeooo:paragraph-rsid="0019e161" style:font-weight-asian="normal" style:font-weight-complex="normal"/>
    </style:style>
    <style:style style:name="P10" style:family="paragraph" style:parent-style-name="Standard">
      <style:text-properties fo:font-weight="bold" officeooo:rsid="001bcdb1" officeooo:paragraph-rsid="001bcdb1" style:font-weight-asian="bold" style:font-weight-complex="bold"/>
    </style:style>
    <style:style style:name="P11" style:family="paragraph" style:parent-style-name="Standard">
      <style:text-properties fo:color="#ff420e" fo:font-weight="bold" officeooo:rsid="001baefe" officeooo:paragraph-rsid="001c7852" style:font-weight-asian="bold" style:font-weight-complex="bold"/>
    </style:style>
    <style:style style:name="T1" style:family="text">
      <style:text-properties officeooo:rsid="00197408"/>
    </style:style>
    <style:style style:name="T2" style:family="text">
      <style:text-properties fo:font-weight="bold" officeooo:rsid="00197408" style:font-weight-asian="bold" style:font-weight-complex="bold"/>
    </style:style>
    <style:style style:name="T3" style:family="text">
      <style:text-properties fo:font-weight="normal" officeooo:rsid="00197408" style:font-weight-asian="normal" style:font-weight-complex="normal"/>
    </style:style>
    <style:style style:name="T4" style:family="text">
      <style:text-properties officeooo:rsid="001baefe"/>
    </style:style>
    <style:style style:name="T5" style:family="text">
      <style:text-properties officeooo:rsid="001c7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oal: </text:span><text:span text:style-name="T1">I would like to write a paper that discusses implementation of coding algorithms on the cloud.</text:span></text:p>
      <text:p text:style-name="P2"><text:span text:style-name="T1">Usefulness: </text:span><text:span text:style-name="T3">I don't know why this would be useful but I will have to look into it.</text:span></text:p>
      <text:p text:style-name="P2"><text:span text:style-name="T1">Resources: </text:span><text:span text:style-name="T3">I would like to implement everything on hadoop and python. <text:s/>I will have to read about that as well.</text:span></text:p>
      <text:p text:style-name="P8"/>
      <text:p text:style-name="P8"/>
      <text:p text:style-name="P4">By the end of this project I would like to learn the following:</text:p>
      <text:p text:style-name="P9">1. How to use git hub (at least on Linux)</text:p>
      <text:p text:style-name="P9">2. What is Map Reduce Theoretically?</text:p>
      <text:p text:style-name="P9">3. How to do a simple algorithm on the cloud.</text:p>
      <text:p text:style-name="P9"/>
      <text:p text:style-name="P9"/>
      <text:p text:style-name="P5">Update: <text:s/>I think I learned how to pull and push from Github. <text:s/>So this version is a new version.</text:p>
      <text:p text:style-name="P6">Steps: </text:p>
      <text:p text:style-name="P6">1. cd to the directory which is a git directory on my computer.</text:p>
      <text:p text:style-name="P6">2. <text:span text:style-name="T4">use git init to initialize</text:span></text:p>
      <text:p text:style-name="P7">3. do git add</text:p>
      <text:p text:style-name="P7">3. do git commit</text:p>
      <text:p text:style-name="P7">4. do git push</text:p>
      <text:p text:style-name="P7"/>
      <text:p text:style-name="P10">[you can check which remotes you have available by doing git remote -v]</text:p>
      <text:p text:style-name="P11"><text:span text:style-name="T5">[Remember to git clone if you have a new repository and want to bring it to your local computer]</text:span></text:p>
      <text:p text:style-name="P7"/>
      <text:p text:style-name="P8"/>
      <text:p text:style-name="P8"/>
      <text:p text:style-name="P3">References:</text:p>
      <text:p text:style-name="P8">[1] How to write a great research paper by microsoft</text:p>
      <text:p text:style-name="P8">[2] Data intensive text processing with mapreduce book final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1-14T16:26:10</meta:creation-date>
    <dc:date>2013-11-14T23:13:43</dc:date>
    <dc:creator>Hafez </dc:creator>
    <meta:editing-duration>PT2H1M50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19" meta:word-count="196" meta:character-count="1004" meta:non-whitespace-character-count="823"/>
  </office:meta>
</office:document-meta>
</file>